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opacity="0%" draw:fill-color="#000000" draw:textarea-horizontal-align="justify" draw:textarea-vertical-align="middle" draw:auto-grow-height="false" fo:min-height="12.022cm" fo:min-width="16.162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0.526cm" fo:min-width="0.389cm" draw:shadow="hidden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662cm" svg:height="12.272cm" draw:transform="skewX (-9.1080665917167E-018) rotate (-1.52384696991625) translate (12.169cm 6.983cm)">
          <text:p/>
          <draw:enhanced-geometry svg:viewBox="0 0 21600 21600" draw:type="block-arc" draw:modifiers="-136.131392976566 9951.425423105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1.777cm" svg:height="2.327cm" draw:transform="rotate (0.782256570743858) translate (8.109cm 8.81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4T08:38:20.758072550</dc:date>
    <meta:editing-duration>PT26M56S</meta:editing-duration>
    <meta:editing-cycles>9</meta:editing-cycles>
    <meta:generator>LibreOffice/6.4.7.2$Linux_X86_64 LibreOffice_project/40$Build-2</meta:generator>
    <meta:document-statistic meta:object-count="2"/>
  </office:meta>
</office:document-meta>
</file>